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8.4375in" fo:margin-left="-0.0854in" fo:margin-top="0in" fo:margin-bottom="0in" style:page-number="auto" table:align="left" style:writing-mode="lr-tb"/>
    </style:style>
    <style:style style:name="Table1.A" style:family="table-column">
      <style:table-column-properties style:column-width="6.4965in"/>
    </style:style>
    <style:style style:name="Table1.B" style:family="table-column">
      <style:table-column-properties style:column-width="1.941in"/>
    </style:style>
    <style:style style:name="Table1.1" style:family="table-row">
      <style:table-row-properties style:min-row-height="0.0486in" fo:keep-together="auto"/>
    </style:style>
    <style:style style:name="Table1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Table1.4" style:family="table-row">
      <style:table-row-properties style:min-row-height="0.0806in" fo:keep-together="auto"/>
    </style:style>
    <style:style style:name="Table1.A4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none" fo:border-bottom="1pt solid #00000a">
        <style:background-image/>
      </style:table-cell-properties>
    </style:style>
    <style:style style:name="Table1.A13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1.18" style:family="table-row">
      <style:table-row-properties style:min-row-height="0.0701in" fo:keep-together="auto"/>
    </style:style>
    <style:style style:name="Table1.26" style:family="table-row">
      <style:table-row-properties style:min-row-height="0.0514in" fo:keep-together="auto"/>
    </style:style>
    <style:style style:name="Table1.30" style:family="table-row">
      <style:table-row-properties style:min-row-height="0.0528in" fo:keep-together="auto"/>
    </style:style>
    <style:style style:name="Table1.36" style:family="table-row">
      <style:table-row-properties style:min-row-height="0.0813in" fo:keep-together="auto"/>
    </style:style>
    <style:style style:name="Table1.A36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38" style:family="table-row">
      <style:table-row-properties style:min-row-height="0.1069in" fo:keep-together="auto"/>
    </style:style>
    <style:style style:name="Table1.39" style:family="table-row">
      <style:table-row-properties style:min-row-height="0.1132in" fo:keep-together="auto"/>
    </style:style>
    <style:style style:name="Table1.40" style:family="table-row">
      <style:table-row-properties style:min-row-height="0.1049in" fo:keep-together="auto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0pt" style:font-size-asian="10pt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4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8.1874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paragraph-rsid="00192f53" style:font-size-asian="11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01769c8" style:font-size-asian="11pt" style:font-name-complex="Times New Roman1"/>
    </style:style>
    <style:style style:name="P15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769c8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name-complex="Times New Roman1"/>
    </style:style>
    <style:style style:name="P23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size-asian="10pt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 style:font-name-complex="Times New Roman1"/>
    </style:style>
    <style:style style:name="P27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7.5in" style:type="right"/>
        </style:tab-stops>
      </style:paragraph-properties>
      <style:text-properties style:font-name="Times New Roman" fo:font-size="14pt" fo:language="en" fo:country="GB" fo:font-weight="bold" style:font-size-asian="14pt" style:font-weight-asian="bold" style:font-name-complex="Times New Roman1" style:font-size-complex="16pt"/>
    </style:style>
    <style:style style:name="P31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size-complex="11pt"/>
    </style:style>
    <style:style style:name="P32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size-complex="11pt"/>
    </style:style>
    <style:style style:name="P33" style:family="paragraph" style:parent-style-name="List_20_Paragraph" style:list-style-name="WWNum6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4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5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36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37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38" style:family="paragraph" style:parent-style-name="List_20_Paragraph" style:list-style-name="WWNum5">
      <style:paragraph-properties fo:margin-top="0in" fo:margin-bottom="0in" loext:contextual-spacing="tru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39" style:family="paragraph" style:parent-style-name="List_20_Paragraph">
      <style:paragraph-properties fo:margin-left="0.5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"/>
    </style:style>
    <style:style style:name="T1" style:family="text">
      <style:text-properties style:text-position="super 58%" fo:font-size="11pt" style:font-size-asian="11pt"/>
    </style:style>
    <style:style style:name="T2" style:family="text">
      <style:text-properties style:text-position="super 58%" fo:font-size="10pt" style:font-size-asian="10pt" style:font-name-complex="Times New Roman1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name-complex="Times New Roman1"/>
    </style:style>
    <style:style style:name="T5" style:family="text">
      <style:text-properties fo:font-size="11pt" officeooo:rsid="001769c8" style:font-size-asian="11pt" style:font-name-complex="Times New Roman1"/>
    </style:style>
    <style:style style:name="T6" style:family="text">
      <style:text-properties fo:font-size="10pt" style:font-size-asian="10pt" style:font-name-complex="Times New Roman1"/>
    </style:style>
    <style:style style:name="T7" style:family="text">
      <style:text-properties fo:font-size="10pt" officeooo:rsid="0015ebc3" style:font-size-asian="10pt" style:font-name-complex="Times New Roman1"/>
    </style:style>
    <style:style style:name="T8" style:family="text">
      <style:text-properties style:font-name-complex="Times New Roman1"/>
    </style:style>
    <style:style style:name="T9" style:family="text">
      <style:text-properties officeooo:rsid="0023b811" style:font-name-complex="Times New Roman1"/>
    </style:style>
    <style:style style:name="T10" style:family="text">
      <style:text-properties fo:font-style="normal" style:font-style-asian="normal" style:font-name-complex="Times New Roman1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0">MARIUS ANDREI STEFAN GARBE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6">223 N 34</text:span><text:span text:style-name="T2">th</text:span><text:span text:style-name="T6"> Street</text:span></text:p>
          </table:table-cell>
          <table:table-cell table:style-name="Table1.A1" office:value-type="string">
            <text:p text:style-name="P26">Email: mgarbea@drexel.edu</text:p>
          </table:table-cell>
        </table:table-row>
        <table:table-row table:style-name="Table1.1">
          <table:table-cell table:style-name="Table1.A1" office:value-type="string">
            <text:p text:style-name="P25">Philadelphia, PA</text:p>
          </table:table-cell>
          <table:table-cell table:style-name="Table1.A1" office:value-type="string">
            <text:p text:style-name="P26">Mobile: 610-209-4655</text:p>
          </table:table-cell>
        </table:table-row>
        <table:table-row table:style-name="Table1.4">
          <table:table-cell table:style-name="Table1.A4" table:number-columns-spanned="2" office:value-type="string">
            <text:p text:style-name="P19">EDUCATION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DREXEL UNIVERSITY</text:p>
          </table:table-cell>
          <table:table-cell table:style-name="Table1.A1" office:value-type="string">
            <text:p text:style-name="P29">Philadelphia, PA</text:p>
          </table:table-cell>
        </table:table-row>
        <table:table-row table:style-name="Table1.1">
          <table:table-cell table:style-name="Table1.A1" office:value-type="string">
            <text:p text:style-name="P22">Bachelor of Science in Computer Science</text:p>
          </table:table-cell>
          <table:table-cell table:style-name="Table1.A1" office:value-type="string">
            <text:p text:style-name="P21"><text:span text:style-name="T6">09/2017 – </text:span><text:span text:style-name="T7">expected 2022</text:span></text:p>
          </table:table-cell>
        </table:table-row>
        <table:table-row table:style-name="Table1.1">
          <table:table-cell table:style-name="Table1.A1" table:number-columns-spanned="2" office:value-type="string">
            <text:list xml:id="list3018041492807202441" text:style-name="L1">
              <text:list-item>
                <text:p text:style-name="P3">Part of Pennoni Honors College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17"><text:span text:style-name="T3">TUDOR VIANU NATIONAL COLLEGE OF COMPUTER SCIENCE (Ranked 1</text:span><text:span text:style-name="T1">st</text:span><text:span text:style-name="T3"> for STEM)</text:span></text:p>
          </table:table-cell>
          <table:table-cell table:style-name="Table1.A1" office:value-type="string">
            <text:p text:style-name="P29">Bucharest, Romania</text:p>
          </table:table-cell>
        </table:table-row>
        <table:table-row table:style-name="Table1.1">
          <table:table-cell table:style-name="Table1.A1" office:value-type="string">
            <text:p text:style-name="P22">Mathematics-Computer Science specialization</text:p>
          </table:table-cell>
          <table:table-cell table:style-name="Table1.A1" office:value-type="string">
            <text:p text:style-name="P28">09/2013 – 06/2017</text:p>
          </table:table-cell>
        </table:table-row>
        <table:table-row table:style-name="Table1.1">
          <table:table-cell table:style-name="Table1.A1" table:number-columns-spanned="2" office:value-type="string">
            <text:list xml:id="list5567191569846689348" text:style-name="L2">
              <text:list-item>
                <text:p text:style-name="P4">Overall GPA: 9.5 out of 10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1837500847247" text:continue-numbering="true" text:style-name="L2">
              <text:list-item>
                <text:p text:style-name="P5">Participated in multiple Computer-Science, Math, Entrepreneurship and Physics contests – national stage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0">PROFESSIONAL EXPERIENCE</text:p>
          </table:table-cell>
          <table:covered-table-cell/>
        </table:table-row>
        <table:table-row table:style-name="Table1.1">
          <table:table-cell table:style-name="Table1.A13" office:value-type="string">
            <text:p text:style-name="P10">GOVITHUB Software Engineer</text:p>
          </table:table-cell>
          <table:table-cell table:style-name="Table1.A13" office:value-type="string">
            <text:p text:style-name="P27">10/2016 – 02/2017</text:p>
          </table:table-cell>
        </table:table-row>
        <table:table-row table:style-name="Table1.1">
          <table:table-cell table:style-name="Table1.A1" table:number-columns-spanned="2" office:value-type="string">
            <text:p text:style-name="P24">Governmental program seeking to enhance public service through technolog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296625703725575655" text:style-name="WWNum7">
              <text:list-item>
                <text:p text:style-name="P31"><text:span text:style-name="T9">Contributed to the development of </text:span><text:span text:style-name="T8">web applications used by Romanian institutions and citizens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10">TELEKOM ROMANIA - DOLCE SPORT Intern</text:p>
          </table:table-cell>
          <table:table-cell table:style-name="Table1.A1" office:value-type="string">
            <text:p text:style-name="P27">02/2016 – 04/2016</text:p>
          </table:table-cell>
        </table:table-row>
        <table:table-row table:style-name="Table1.1">
          <table:table-cell table:style-name="Table1.A1" table:number-columns-spanned="2" office:value-type="string">
            <text:p text:style-name="P23">Romanian sports television</text:p>
          </table:table-cell>
          <table:covered-table-cell/>
        </table:table-row>
        <table:table-row table:style-name="Table1.18">
          <table:table-cell table:style-name="Table1.A1" table:number-columns-spanned="2" office:value-type="string">
            <text:list xml:id="list8034448285298091045" text:style-name="WWNum3">
              <text:list-item>
                <text:p text:style-name="P32"><text:span text:style-name="T10">Monitored</text:span><text:span text:style-name="T8"> the server’s data flow, managed input/output data stream and published sports articles, lowering the process duration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10">AMERILEX Intern</text:p>
          </table:table-cell>
          <table:table-cell table:style-name="Table1.A1" office:value-type="string">
            <text:p text:style-name="P27">10/2015 – 12/2015</text:p>
          </table:table-cell>
        </table:table-row>
        <table:table-row table:style-name="Table1.1">
          <table:table-cell table:style-name="Table1.A1" table:number-columns-spanned="2" office:value-type="string">
            <text:p text:style-name="P23">Hewlett-Packard and Microsoft retailer, service and call center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5243608612291303407" text:style-name="WWNum6">
              <text:list-item>
                <text:p text:style-name="P33">Assembled and disassembled computers, installed adequate software and reviewed service reports, maximizing the process efficiency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15">JUNIOR ACHIEVEMENT YOUNG ENTERPRISE “Company of the Year 2016” </text:p>
          </table:table-cell>
          <table:table-cell table:style-name="Table1.A1" office:value-type="string">
            <text:p text:style-name="P27"><text:bookmark text:name="__DdeLink__219_223284064"/>12/2015 – 05/2016</text:p>
          </table:table-cell>
        </table:table-row>
        <table:table-row table:style-name="Table1.1">
          <table:table-cell table:style-name="Table1.A1" table:number-columns-spanned="2" office:value-type="string">
            <text:p text:style-name="P23">Most renowned entrepreneurial contest for High-School students in Europe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1839334421476" text:continue-list="list8034448285298091045" text:style-name="WWNum3">
              <text:list-item>
                <text:p text:style-name="P34">Developed a task-management application aiming to help small companies boost work efficiency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1839178146161" text:continue-numbering="true" text:style-name="WWNum3">
              <text:list-item>
                <text:p text:style-name="P34">Received funding from a startup program for young entrepreneurs and got sponsored by Payzone, an international payments system distributor</text:p>
              </text:list-item>
            </text:list>
          </table:table-cell>
          <table:covered-table-cell/>
        </table:table-row>
        <table:table-row table:style-name="Table1.26">
          <table:table-cell table:style-name="Table1.A4" table:number-columns-spanned="2" office:value-type="string">
            <text:p text:style-name="P19">HONORS, AWARDS &amp; CERTIFICATION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DREXEL UNIVERSITY Founder’s Scholarship &amp; Drexel Grant</text:p>
          </table:table-cell>
          <table:table-cell table:style-name="Table1.A1" office:value-type="string">
            <text:p text:style-name="P1">09/2017 – 05/2022</text:p>
          </table:table-cell>
        </table:table-row>
        <table:table-row table:style-name="Table1.1">
          <table:table-cell table:style-name="Table1.A1" table:number-columns-spanned="2" office:value-type="string">
            <text:p text:style-name="P6">DEVHACKS 2016 Hackathon, sponsored by Microsoft, Teamnet, SoftVision – Runner-up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4">JS HACKS 2016 Hackathon, sponsored by Endava and VisionMobile – Winner</text:p>
          </table:table-cell>
          <table:covered-table-cell/>
        </table:table-row>
        <table:table-row table:style-name="Table1.30">
          <table:table-cell table:style-name="Table1.A1" table:number-columns-spanned="2" office:value-type="string">
            <text:p text:style-name="P18"><text:span text:style-name="T5">J</text:span><text:span text:style-name="T4">UNIOR ACHIEVEMENT YOUNG ENTERPRISE “Company of the Year” – National Finalist 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3">CERTIPORT Digital Literacy Certification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CISCO Networking Academy IT Essentials Certification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GOOGLE CODE-IN Certification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JUNIOR ACHIEVEMENT YOUNG ENTERPRISE “IT &amp; Creativity”, sponsored by UBISOFT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JUNIOR ACHIEVEMENT YOUNG ENTERPRISE “Global Enterprise Project-National Challenge”, sponsored by VODAFONE</text:p>
          </table:table-cell>
          <table:covered-table-cell/>
        </table:table-row>
        <table:table-row table:style-name="Table1.36">
          <table:table-cell table:style-name="Table1.A36" table:number-columns-spanned="2" office:value-type="string">
            <text:p text:style-name="P39">SKILLS &amp; INTERESTS</text:p>
          </table:table-cell>
          <table:covered-table-cell/>
        </table:table-row>
        <table:table-row table:style-name="Table1.1">
          <table:table-cell table:style-name="Table1.A13" table:number-columns-spanned="2" office:value-type="string">
            <text:p text:style-name="P9">LANGUAGES: Romanian (native), English (bilingual), German (intermediate)</text:p>
          </table:table-cell>
          <table:covered-table-cell/>
        </table:table-row>
        <table:table-row table:style-name="Table1.38">
          <table:table-cell table:style-name="Table1.A1" table:number-columns-spanned="2" office:value-type="string">
            <text:p text:style-name="P9">DIGITAL COMPETENCIES – portfolio at http://mariusgarbea.github.io</text:p>
          </table:table-cell>
          <table:covered-table-cell/>
        </table:table-row>
        <table:table-row table:style-name="Table1.39">
          <table:table-cell table:style-name="Table1.A1" office:value-type="string">
            <text:list xml:id="list6807686130017824694" text:style-name="WWNum4">
              <text:list-item>
                <text:p text:style-name="P35">JavaScript, ReactJS, NodeJS, HTML, CSS, Git, Microsoft Office</text:p>
              </text:list-item>
            </text:list>
          </table:table-cell>
          <table:table-cell table:style-name="Table1.A1" office:value-type="string">
            <text:p text:style-name="P8">advanced</text:p>
          </table:table-cell>
        </table:table-row>
        <table:table-row table:style-name="Table1.40">
          <table:table-cell table:style-name="Table1.A1" office:value-type="string">
            <text:list xml:id="list1838477933786" text:continue-numbering="true" text:style-name="WWNum4">
              <text:list-item>
                <text:p text:style-name="P36">C++, Java, Kotlin, SQL, MongoDB, JQuery</text:p>
              </text:list-item>
            </text:list>
          </table:table-cell>
          <table:table-cell table:style-name="Table1.A1" office:value-type="string">
            <text:p text:style-name="P8">intermediate</text:p>
          </table:table-cell>
        </table:table-row>
        <table:table-row table:style-name="Table1.1">
          <table:table-cell table:style-name="Table1.A1" office:value-type="string">
            <text:list xml:id="list1837819348012" text:continue-numbering="true" text:style-name="WWNum4">
              <text:list-item>
                <text:p text:style-name="P37">Python, Adobe Photoshop, Sony Vegas<text:tab/></text:p>
              </text:list-item>
            </text:list>
          </table:table-cell>
          <table:table-cell table:style-name="Table1.A1" office:value-type="string">
            <text:p text:style-name="P8">beginner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INTERESTS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7918629637410877657" text:style-name="WWNum5">
              <text:list-item>
                <text:p text:style-name="P38">Avid reader of online programming magazines and dedicated websites (HackerNews, Reddit, Medium, Quora)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1839292244714" text:continue-numbering="true" text:style-name="WWNum5">
              <text:list-item>
                <text:p text:style-name="P38">Active on programming communities (GitHub, Gitter, FreeCodeCamp)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1839397794010" text:continue-numbering="true" text:style-name="WWNum5">
              <text:list-item>
                <text:p text:style-name="P38">Cryptocurrencies supporter and enthusiast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1838408227350" text:continue-numbering="true" text:style-name="WWNum5">
              <text:list-item>
                <text:p text:style-name="P38">Sports fan: basketball, football, ski, table tennis and hacky sack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7-10-05T00:18:37.361909376</dc:date>
    <meta:editing-cycles>109</meta:editing-cycles>
    <meta:editing-duration>PT5H39M17S</meta:editing-duration>
    <meta:generator>LibreOffice/5.1.6.2$Linux_X86_64 LibreOffice_project/10m0$Build-2</meta:generator>
    <meta:document-statistic meta:table-count="1" meta:image-count="0" meta:object-count="0" meta:page-count="1" meta:paragraph-count="60" meta:word-count="366" meta:character-count="2806" meta:non-whitespace-character-count="25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